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style style:name="P4" style:parent-style-name="Normal" style:family="paragraph"/>
    <style:style style:name="P5" style:parent-style-name="Normal" style:family="paragraph"/>
    <style:style style:name="P6" style:parent-style-name="Normal" style:family="paragraph"/>
    <style:style style:name="P7" style:parent-style-name="Normal" style:family="paragraph"/>
    <style:style style:name="P8" style:parent-style-name="Normal" style:family="paragraph"/>
    <style:style style:name="P9" style:parent-style-name="Normal" style:family="paragraph"/>
    <style:style style:name="P10" style:parent-style-name="Normal" style:family="paragraph"/>
    <style:style style:name="T11" style:parent-style-name="Policepardéfaut" style:family="text">
      <style:text-properties fo:language="en" fo:country="US"/>
    </style:style>
    <style:style style:name="P12" style:parent-style-name="Normal" style:family="paragraph"/>
    <style:style style:name="T13" style:parent-style-name="Policepardéfaut" style:family="text">
      <style:text-properties fo:language="en" fo:country="US"/>
    </style:style>
    <style:style style:name="P14" style:parent-style-name="Normal" style:family="paragraph"/>
    <style:style style:name="P15" style:parent-style-name="Normal" style:family="paragraph"/>
    <style:style style:name="P16" style:parent-style-name="Normal" style:family="paragraph"/>
    <style:style style:name="T17" style:parent-style-name="Policepardéfaut" style:family="text">
      <style:text-properties fo:language="en" fo:country="US"/>
    </style:style>
    <style:style style:name="P18" style:parent-style-name="Normal" style:family="paragraph"/>
    <style:style style:name="P19" style:parent-style-name="Normal" style:family="paragraph"/>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style style:name="P24" style:parent-style-name="Normal" style:family="paragraph"/>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P33" style:parent-style-name="Normal" style:family="paragraph"/>
    <style:style style:name="T34" style:parent-style-name="Policepardéfaut" style:family="text">
      <style:text-properties fo:font-weight="bold" style:font-weight-asian="bold" style:font-weight-complex="bold"/>
    </style:style>
    <style:style style:name="P35" style:parent-style-name="Normal" style:family="paragraph"/>
    <style:style style:name="P36" style:parent-style-name="Normal" style:family="paragraph"/>
    <style:style style:name="P37" style:parent-style-name="Normal" style:family="paragraph"/>
    <style:style style:name="P38" style:parent-style-name="Normal" style:family="paragraph"/>
    <style:style style:name="P39" style:parent-style-name="Normal" style:family="paragraph"/>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T45" style:parent-style-name="Policepardéfaut" style:family="text">
      <style:text-properties fo:font-weight="bold" style:font-weight-asian="bold" style:font-weight-complex="bold"/>
    </style:style>
    <style:style style:name="P46" style:parent-style-name="Normal" style:family="paragraph"/>
    <style:style style:name="T47" style:parent-style-name="Policepardéfaut" style:family="text">
      <style:text-properties fo:font-weight="bold" style:font-weight-asian="bold" style:font-weight-complex="bold"/>
    </style:style>
    <style:style style:name="P48" style:parent-style-name="Normal" style:family="paragraph"/>
    <style:style style:name="T49" style:parent-style-name="Policepardéfaut" style:family="text">
      <style:text-properties fo:font-weight="bold" style:font-weight-asian="bold" style:font-weight-complex="bold"/>
    </style:style>
    <style:style style:name="P50" style:parent-style-name="Normal" style:family="paragraph"/>
    <style:style style:name="T51" style:parent-style-name="Policepardéfaut" style:family="text">
      <style:text-properties fo:font-weight="bold" style:font-weight-asian="bold" style:font-weight-complex="bold"/>
    </style:style>
    <style:style style:name="P52" style:parent-style-name="Normal" style:family="paragraph"/>
    <style:style style:name="T53" style:parent-style-name="Policepardéfaut" style:family="text">
      <style:text-properties fo:font-weight="bold" style:font-weight-asian="bold" style:font-weight-complex="bold"/>
    </style:style>
    <style:style style:name="P54" style:parent-style-name="Normal" style:family="paragraph"/>
    <style:style style:name="T55" style:parent-style-name="Policepardéfaut" style:family="text">
      <style:text-properties fo:font-weight="bold" style:font-weight-asian="bold" style:font-weight-complex="bold"/>
    </style:style>
    <style:style style:name="P56" style:parent-style-name="Normal" style:family="paragraph"/>
    <style:style style:name="T57" style:parent-style-name="Policepardéfaut" style:family="text">
      <style:text-properties fo:font-weight="bold" style:font-weight-asian="bold" style:font-weight-complex="bold"/>
    </style:style>
    <style:style style:name="P58" style:parent-style-name="Normal" style:family="paragraph"/>
    <style:style style:name="T59" style:parent-style-name="Policepardéfaut" style:family="text">
      <style:text-properties fo:font-weight="bold" style:font-weight-asian="bold" style:font-weight-complex="bold"/>
    </style:style>
    <style:style style:name="P60" style:parent-style-name="Normal" style:family="paragraph"/>
  </office:automatic-styles>
  <office:body>
    <office:text text:use-soft-page-breaks="true">
      <text:p text:style-name="P1"/>
      <text:p text:style-name="Normal"/>
      <text:list text:style-name="LFO1" text:continue-numbering="true">
        <text:list-item>
          <text:p text:style-name="P3">Dans cet exemple, nous chargeons l'image en niveaux de gris à l'aide de la fonction cv2.imread(). Ensuite, nous appliquons le seuillage d'Otsu à l'image en utilisant la fonction cv2.threshold() avec le paramètre cv2.THRESH_OTSU.<text:s/></text:p>
        </text:list-item>
        <text:list-item>
          <text:p text:style-name="P4">Le seuil optimal est automatiquement calculé en utilisant l'algorithme d'Otsu.</text:p>
        </text:list-item>
        <text:list-item>
          <text:p text:style-name="P5">Yolo (You Only Look Once) est un algorithme d'apprentissage profond pour la détection d'objets en temps réel. Il utilise un réseau neuronal convolutif pour identifier les objets dans une image ou une vidéo.</text:p>
        </text:list-item>
        <text:list-item>
          <text:p text:style-name="P6">Pour utiliser YOLO avec Python, vous pouvez utiliser une bibliothèque appelée "Darknet" qui est écrite en langage C. Cependant, il existe également des bibliothèques Python telles que "OpenCV" et "TensorFlow" qui prennent en charge Yolo (You Only Look Once) est un algorithme d'apprentissage profond pour la détection d'objets en temps réel. Il utilise un réseau neuronal convolutif pour identifier les objets dans une image ou une vidéo.</text:p>
        </text:list-item>
        <text:list-item>
          <text:p text:style-name="P7">Pour utiliser YOLO avec Python, vous pouvez utiliser une bibliothèque appelée "Darknet" qui est écrite en langage C. Cependant, il existe également des bibliothèques Python telles que "OpenCV" et "TensorFlow" qui prennent en charge l'utilisation de YOLO.</text:p>
        </text:list-item>
        <text:list-item>
          <text:p text:style-name="P8">findContours()</text:p>
        </text:list-item>
        <text:list-item>
          <text:p text:style-name="P9">drawContours()</text:p>
        </text:list-item>
        <text:list-item>
          <text:p text:style-name="P10"><text:span text:style-name="T11">Steps for Detecting and Drawing Contours in OpenCV</text:span></text:p>
        </text:list-item>
        <text:list-item>
          <text:p text:style-name="P12"><text:span text:style-name="T13">Read the Image and convert it to Grayscale Format</text:span></text:p>
        </text:list-item>
        <text:list-item>
          <text:p text:style-name="P14">Apply Binary Thresholding</text:p>
        </text:list-item>
        <text:list-item>
          <text:p text:style-name="P15">Find the Contours</text:p>
        </text:list-item>
        <text:list-item>
          <text:p text:style-name="P16"><text:span text:style-name="T17">Draw Contours on the Original RGB Image.</text:span></text:p>
        </text:list-item>
        <text:list-item>
          <text:p text:style-name="P18">La fonction cv2.findContours() est utilisée dans le traitement d'images avec la bibliothèque OpenCV en Python. Cette fonction permet de trouver les contours des objets présents dans une image en niveaux de gris ou en couleur.</text:p>
        </text:list-item>
        <text:list-item>
          <text:p text:style-name="P19">Les contours sont définis comme des courbes continues qui représentent la limite entre les régions d'une image ayant des niveaux de gris ou des couleurs différents. Lorsque vous utilisez cv2.findContours(), vous pouvez spécifier différents paramètres pour obtenir les contours selon différents critères.</text:p>
        </text:list-item>
        <text:list-item>
          <text:p text:style-name="P20">La fonction cv2.findContours() prend en entrée une image, une méthode de seuillage, et un mode de récupération des contours. Elle renvoie une liste de contours, chaque contour étant lui-même une liste de points qui le composent.</text:p>
        </text:list-item>
        <text:list-item>
          <text:p text:style-name="P21">charger une image, la convertir en niveaux de gris, appliquer un seuillage, trouver les contours, dessiner les contours sur l'image originale, et enfin afficher l'image avec les contours.</text:p>
        </text:list-item>
        <text:list-item>
          <text:p text:style-name="P22">La détection de contours avec OpenCV peut être réalisée en utilisant la fonction cv2.findContours(). Cette fonction prend en entrée une image en niveau de gris ou une image de couleur convertie en niveau de gris et renvoie une liste de contours. Les contours sont représentés sous forme de liste de points. Il existe différents algorithmes de détection de contours disponibles dans OpenCV.</text:p>
        </text:list-item>
        <text:list-item>
          <text:p text:style-name="P23">Il est également possible de spécifier les paramètres pour chaque algorithme pour améliorer les résultats de détection de contours.</text:p>
        </text:list-item>
        <text:list-item>
          <text:p text:style-name="P24">Il est important de noter que la détection de contours n'est souvent qu'une étape préliminaire pour d'autres traitements d'images tels que la reconnaissance d'objets, la reconnaissance de formes, etc.</text:p>
        </text:list-item>
        <text:list-item>
          <text:p text:style-name="P25">La détection des contours dans OpenCV se fait à l'aide de la fonction cv2.findContours(). Cette fonction prend en entrée une image en niveaux de gris et retourne une liste de contours détectés. Voici un exemple de code qui illustre la détection des contours d'une image :</text:p>
        </text:list-item>
        <text:list-item>
          <text:p text:style-name="P26">La fonction cv2.findContours() de la bibliothèque OpenCV en Python prend plusieurs paramètres en entrée pour contrôler la façon dont les contours sont trouvés. Voici une description de ces paramètres :</text:p>
        </text:list-item>
        <text:list-item>
          <text:p text:style-name="P27">image: l'image d'entrée. Cette image peut être en niveaux de gris ou en couleur.</text:p>
        </text:list-item>
        <text:list-item>
          <text:p text:style-name="P28">mode: la méthode de récupération des contours. Il peut prendre les valeurs suivantes :</text:p>
        </text:list-item>
        <text:list-item>
          <text:p text:style-name="P29">cv2.RETR_EXTERNAL : récupère uniquement les contours externes.</text:p>
        </text:list-item>
        <text:list-item>
          <text:p text:style-name="P30">cv2.RETR_LIST : récupère tous les contours, sans hiérarchie.</text:p>
        </text:list-item>
        <text:list-item>
          <text:p text:style-name="P31">cv2.RETR_CCOMP : récupère tous les contours, organisés en deux niveaux hiérarchiques : les contours externes et les contours internes.</text:p>
        </text:list-item>
        <text:list-item>
          <text:p text:style-name="P32">cv2.RETR_TREE : récupère tous les contours, organisés en une hiérarchie complète.</text:p>
        </text:list-item>
        <text:list-item>
          <text:p text:style-name="P33"><text:span text:style-name="T34">method</text:span>: la méthode d'approximation des contours. Il peut prendre les valeurs suivantes :</text:p>
          <text:list text:continue-numbering="true">
            <text:list-item>
              <text:p text:style-name="P35">cv2.CHAIN_APPROX_NONE : stocke tous les points du contour.</text:p>
            </text:list-item>
            <text:list-item>
              <text:p text:style-name="P36">cv2.CHAIN_APPROX_SIMPLE : stocke uniquement les points de départ et de fin de chaque segment de ligne du contour, en supprimant les points intermédiaires inutiles.</text:p>
            </text:list-item>
            <text:list-item>
              <text:p text:style-name="P37">cv2.CHAIN_APPROX_TC89_L1 : utilise la méthode de S. T. Cheng et al. pour approximer les contours, qui est plus précise que cv2.CHAIN_APPROX_SIMPLE, mais plus lente.</text:p>
            </text:list-item>
            <text:list-item>
              <text:p text:style-name="P38">cv2.CHAIN_APPROX_TC89_KCOS : utilise la même méthode que cv2.CHAIN_APPROX_TC89_L1, mais avec une précision encore meilleure.</text:p>
            </text:list-item>
          </text:list>
        </text:list-item>
        <text:list-item>
          <text:p text:style-name="P39">La fonction cv2.findContours() renvoie deux valeurs : la liste des contours trouvés et leur hiérarchie, qui contient des informations sur les relations entre les contours. Cependant, si vous n'avez pas besoin de ces informations hiérarchiques, vous pouvez simplement ne récupérer que la liste des contours.</text:p>
        </text:list-item>
        <text:list-item>
          <text:p text:style-name="P40">La fonction cv2.drawContours() de la bibliothèque OpenCV en Python permet de dessiner des contours sur une image. Elle prend plusieurs paramètres en entrée pour contrôler la façon dont les contours sont dessinés. Voici une description de ces paramètres :</text:p>
        </text:list-item>
        <text:list-item>
          <text:p text:style-name="P41">image: l'image sur laquelle les contours doivent être dessinés.</text:p>
        </text:list-item>
        <text:list-item>
          <text:p text:style-name="P42">contours: la liste des contours à dessiner. Cette liste est généralement obtenue en appelant la fonction cv2.findContours().</text:p>
        </text:list-item>
        <text:list-item>
          <text:p text:style-name="P43">contourIdx: l'indice du contour à dessiner. Si cet indice est négatif, tous les contours de la liste seront dessinés.</text:p>
        </text:list-item>
        <text:list-item>
          <text:p text:style-name="P44"><text:span text:style-name="T45">color: la couleur des contours. Cette couleur doit être spécifiée sous la forme d'un tuple BGR (Blue, Green, Red) ou d'un triplet RGB (Red, Green, Blue), selon la façon dont l'image est codée.</text:span></text:p>
        </text:list-item>
        <text:list-item>
          <text:p text:style-name="P46"><text:span text:style-name="T47">thickness: l'épaisseur des contours en pixels. Si cette valeur est négative, les contours seront remplis plutôt que dessinés.</text:span></text:p>
        </text:list-item>
        <text:list-item>
          <text:p text:style-name="P48"><text:span text:style-name="T49">lineType: le type de ligne à utiliser pour dessiner les contours. Cette valeur peut prendre l'une des constantes suivantes :</text:span></text:p>
          <text:list text:continue-numbering="true">
            <text:list-item>
              <text:p text:style-name="P50"><text:span text:style-name="T51">cv2.LINE_4 : ligne à quatre pixels connectés (par défaut).</text:span></text:p>
            </text:list-item>
            <text:list-item>
              <text:p text:style-name="P52"><text:span text:style-name="T53">cv2.LINE_8 : ligne à huit pixels connectés.</text:span></text:p>
            </text:list-item>
            <text:list-item>
              <text:p text:style-name="P54"><text:span text:style-name="T55">cv2.LINE_AA : ligne antialiased.</text:span></text:p>
            </text:list-item>
          </text:list>
        </text:list-item>
        <text:list-item>
          <text:p text:style-name="P56"><text:span text:style-name="T57">hierarchy: la hiérarchie des contours. Cette hiérarchie est généralement obtenue en appelant la fonction cv2.findContours(). Cette hiérarchie est utilisée pour dessiner des contours avec des relations hiérarchiques, tels que les contours internes et externes.</text:span></text:p>
        </text:list-item>
        <text:list-item>
          <text:p text:style-name="P58">La fonction<text:s/><text:span text:style-name="T59">cv2.boundingRect()<text:s/></text:span>de la bibliothèque OpenCV de Python retourne les coordonnées du rectangle englobant (aussi appelé rectangle de délimitation) d'un contour donné. Le rectangle englobant est le plus petit rectangle possible qui peut contenir tous les points d'un contour donné.</text:p>
        </text:list-item>
        <text:list-item>
          <text:p text:style-name="P60">La fonction prend en entrée un contour, qui est une liste de points (x, y), et retourne les coordonnées (x, y, largeur, hauteur) du rectangle engloban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E48312" fo:border-left="none" fo:border-bottom="0.0069in solid #E48312"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E48312" fo:hyphenate="false"/>
    </style:style>
    <style:style style:name="CitationintenseCar" style:display-name="Citation intense Car" style:family="text" style:parent-style-name="Policepardéfaut">
      <style:text-properties fo:font-style="italic" style:font-style-asian="italic" style:font-style-complex="italic" fo:color="#E48312"/>
    </style:style>
    <style:style style:name="Accentuationintense" style:display-name="Accentuation intense" style:family="text" style:parent-style-name="Policepardéfaut">
      <style:text-properties fo:font-style="italic" style:font-style-asian="italic" style:font-style-complex="italic" fo:color="#E48312"/>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e48312" draw:opacity="100%" draw:stroke="solid" svg:stroke-width="0.02778in" svg:stroke-color="#a75f0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HAJ Mohamed BAHAJ</meta:initial-creator>
    <dc:creator>BAHAJ Mohamed BAHAJ</dc:creator>
    <meta:creation-date>2023-03-23T11:10:00Z</meta:creation-date>
    <dc:date>2023-03-23T11:13:00Z</dc:date>
    <meta:template xlink:href="Normal.dotm" xlink:type="simple"/>
    <meta:editing-cycles>2</meta:editing-cycles>
    <meta:editing-duration>PT180S</meta:editing-duration>
    <meta:document-statistic meta:page-count="3" meta:paragraph-count="13" meta:word-count="1051" meta:character-count="6823" meta:row-count="48" meta:non-whitespace-character-count="5785"/>
  </office:meta>
</office:document-meta>
</file>